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 svg:font-family="apple-system, BlinkMacSystemFont, 'Segoe UI', Helvetica, Arial, sans-serif, 'Apple Color Emoji', 'Segoe UI Emoji', 'Segoe UI 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fo:color="#24292e" style:font-name="apple-system" fo:font-size="12pt" fo:letter-spacing="normal" fo:font-style="normal" fo:font-weight="normal"/>
    </style:style>
    <style:style style:name="T2" style:family="text">
      <style:text-properties fo:font-variant="normal" fo:text-transform="none" fo:color="#0366d6" style:text-line-through-style="none" style:font-name="apple-system" fo:font-size="12pt" fo:letter-spacing="normal" fo:font-style="normal" style:text-underline-style="none" fo:font-weight="normal" style:text-blinking="false"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riginal Source: </text:span><text:a xlink:type="simple" xlink:href="https://github.com/bitplane/Microphone" text:style-name="Internet_20_link" text:visited-style-name="Visited_20_Internet_20_Link"><text:span text:style-name="T2">https://github.com/bitplane/Microphone</text:span></text:a> </text:p>
      <text:p text:style-name="P1"/>
      <text:p text:style-name="P1">This project was first pitched to me by a friend who works in a simulation department. They currently use phones as a cheap way to communicate with the actors in their simulations, as the actors wear bluetooth headphones and the controllers speak to them through their phone's microphone.</text:p>
      <text:p text:style-name="P1"/>
      <text:p text:style-name="P1">The app they were using was the above app, developed by Gaz Davidson, however they wanted to reduce the number of phones required in half by being able to choose which earpiece the microphone output played through.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 svg:font-family="apple-system, BlinkMacSystemFont, 'Segoe UI', Helvetica, Arial, sans-serif, 'Apple Color Emoji', 'Segoe UI Emoji', 'Segoe UI 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King</meta:initial-creator>
    <meta:creation-date>2018-10-31T20:05:58.71</meta:creation-date>
    <meta:document-statistic meta:table-count="0" meta:image-count="0" meta:object-count="0" meta:page-count="1" meta:paragraph-count="3" meta:word-count="88" meta:character-count="559"/>
    <dc:date>2018-10-31T20:18:57.48</dc:date>
    <dc:creator>Mike King</dc:creator>
    <meta:editing-duration>PT13M</meta:editing-duration>
    <meta:editing-cycles>1</meta:editing-cycles>
    <meta:generator>OpenOffice/4.1.3$Win32 OpenOffice.org_project/413m1$Build-9783</meta:generator>
  </office:meta>
</office:document-meta>
</file>